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style:font-name="Arial Black" fo:font-size="54pt" style:font-size-asian="54pt" style:font-size-complex="54pt"/>
    </style:style>
    <style:style style:name="P2" style:family="paragraph">
      <style:paragraph-properties fo:margin-left="0cm" fo:margin-right="0cm" fo:text-indent="0cm"/>
      <style:text-properties fo:color="#ffffff" style:font-name="Arial Black" fo:font-size="54pt" fo:font-weight="bold" style:font-size-asian="54pt" style:font-size-complex="54pt"/>
    </style:style>
    <style:style style:name="P3" style:family="paragraph">
      <style:paragraph-properties fo:margin-left="0.6cm" fo:margin-right="0cm" fo:text-indent="0cm"/>
    </style:style>
    <style:style style:name="P4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fo:color="#ffffff" style:font-name="Arial Black" fo:font-size="54pt" fo:font-weight="bold" style:font-size-asian="54pt" style:font-size-complex="5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Jak ożywczy deszcz</text:span><text:span text:style-name="T1"><text:line-break/></text:span><text:span text:style-name="T1">Duchu Święty przyjdź</text:span><text:span text:style-name="T1"><text:line-break/></text:span><text:span text:style-name="T1">Dotknij naszych serc</text:span><text:span text:style-name="T1"><text:line-break/></text:span><text:span text:style-name="T1">Rozpal ognia żar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Dziś przenikaj nas</text:span><text:span text:style-name="T1"><text:line-break/></text:span><text:span text:style-name="T1">Tchnieniem mocy swej</text:span><text:span text:style-name="T1"><text:line-break/></text:span><text:span text:style-name="T1">Bądź nam światłem dnia</text:span><text:span text:style-name="T1"><text:line-break/></text:span><text:span text:style-name="T1">I pragnieniem serc.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Arial Unicode MS" style:font-size-asian="24pt" style:language-asian="none" style:country-asian="none" style:font-name-complex="Tahoma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Arial Unicode MS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Arial Unicode MS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meta:creation-date>2006-05-25T17:38:43</meta:creation-date>
    <dc:date>2014-02-09T12:11:59.289000000</dc:date>
    <dc:language>pl-PL</dc:language>
    <meta:editing-cycles>7</meta:editing-cycles>
    <meta:editing-duration>PT2M53S</meta:editing-duration>
    <meta:document-statistic meta:object-count="27"/>
    <meta:user-defined meta:name="Info 1"/>
    <meta:user-defined meta:name="Info 2"/>
    <meta:user-defined meta:name="Info 3"/>
    <meta:user-defined meta:name="Info 4"/>
  </office:meta>
</office:document-meta>
</file>